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493" officeooo:paragraph-rsid="00005493"/>
    </style:style>
    <style:style style:name="P2" style:family="paragraph" style:parent-style-name="Standard">
      <style:text-properties officeooo:rsid="00005493" officeooo:paragraph-rsid="0001d059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officeooo:rsid="0001d059"/>
    </style:style>
    <style:style style:name="T2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kick on step 1</text:p>
      <text:p text:style-name="P1">play hihat on steps 1 to 32</text:p>
      <text:p text:style-name="P1">play snare on steps 5 to 32 skipping 7</text:p>
      <text:p text:style-name="P1">do not play hihat on steps 1 to 32 skipping 3</text:p>
      <text:p text:style-name="P1">clear crash</text:p>
      <text:p text:style-name="P1">mute hihat</text:p>
      <text:p text:style-name="P1"><draw:frame text:anchor-type="paragraph" draw:z-index="0" draw:style-name="gr1" draw:text-style-name="P3" svg:width="9.605cm" svg:height="2.442cm" svg:x="7.084cm" svg:y="0.108cm"><draw:text-box><text:p text:style-name="P3"><text:span text:style-name="T2">Connect to wifi network: SMIFF</text:span></text:p><text:p text:style-name="P3"><text:span text:style-name="T2">Open Chrome</text:span></text:p><text:p text:style-name="P3"><text:span text:style-name="T2">Connect to 192.168.0.2:3000</text:span></text:p></draw:text-box></draw:frame>unmute hihat</text:p>
      <text:p text:style-name="P1">show kick</text:p>
      <text:p text:style-name="P1">show all drums</text:p>
      <text:p text:style-name="P1"/>
      <text:p text:style-name="P1">set synth to sarah</text:p>
      <text:p text:style-name="P1">describe sarah</text:p>
      <text:p text:style-name="P1">show sarah</text:p>
      <text:p text:style-name="P1">set note length to 2</text:p>
      <text:p text:style-name="P1">play c5 on step 1</text:p>
      <text:p text:style-name="P1">play c5, d5, e5, f5 on step 17</text:p>
      <text:p text:style-name="P1">do not play d5 on sarah</text:p>
      <text:p text:style-name="P1">show sarah</text:p>
      <text:p text:style-name="P1">mute sarah</text:p>
      <text:p text:style-name="P1">unmute sarah</text:p>
      <text:p text:style-name="P1">set sarah volume to 20</text:p>
      <text:p text:style-name="P1"/>
      <text:p text:style-name="P1">speed up</text:p>
      <text:p text:style-name="P1">slow down</text:p>
      <text:p text:style-name="P1">set speed to 140 bpm</text:p>
      <text:p text:style-name="P1"/>
      <text:p text:style-name="P1"/>
      <text:p text:style-name="P1">Play kick on step 1</text:p>
      <text:p text:style-name="P1">play hihat on steps 1 to 32</text:p>
      <text:p text:style-name="P1">play snare on steps 5 to 32 skipping 7</text:p>
      <text:p text:style-name="P1">do not play hihat on steps 1 to 32 skipping 3</text:p>
      <text:p text:style-name="P1">clear crash</text:p>
      <text:p text:style-name="P1"><draw:frame text:anchor-type="paragraph" draw:z-index="1" draw:style-name="gr1" draw:text-style-name="P3" svg:width="9.605cm" svg:height="2.442cm" svg:x="6.608cm" svg:y="0.065cm"><draw:text-box><text:p text:style-name="P3"><text:span text:style-name="T2">Connect to wifi network: SMIFF</text:span></text:p><text:p text:style-name="P3"><text:span text:style-name="T2">Open Chrome</text:span></text:p><text:p text:style-name="P3"><text:span text:style-name="T2">Connect to 192.168.0.2:3000</text:span></text:p></draw:text-box></draw:frame>mute hihat</text:p>
      <text:p text:style-name="P1">unmute hihat</text:p>
      <text:p text:style-name="P1">show kick</text:p>
      <text:p text:style-name="P1">show all drums</text:p>
      <text:p text:style-name="P1"/>
      <text:p text:style-name="P1">set synth to anne</text:p>
      <text:p text:style-name="P1">describe anne</text:p>
      <text:p text:style-name="P1">show anne</text:p>
      <text:p text:style-name="P1">set note length to 2</text:p>
      <text:p text:style-name="P1">play c5 on step 1</text:p>
      <text:p text:style-name="P1">play c5, d5, e5, f5 on step 17</text:p>
      <text:p text:style-name="P1">do not play d5 on anne</text:p>
      <text:p text:style-name="P1">show anne</text:p>
      <text:p text:style-name="P1">mute anne</text:p>
      <text:p text:style-name="P1">unmute anne</text:p>
      <text:p text:style-name="P1">set anne volume to 20</text:p>
      <text:p text:style-name="P1"/>
      <text:p text:style-name="P1">speed up</text:p>
      <text:p text:style-name="P1">slow down</text:p>
      <text:p text:style-name="P1">set speed to 140 bpm</text:p>
      <text:p text:style-name="P1"><text:soft-page-break/>Play kick on step 1</text:p>
      <text:p text:style-name="P1">play hihat on steps 1 to 32</text:p>
      <text:p text:style-name="P1">play snare on steps 5 to 32 skipping 7</text:p>
      <text:p text:style-name="P1">do not play hihat on steps 1 to 32 skipping 3</text:p>
      <text:p text:style-name="P1">clear crash</text:p>
      <text:p text:style-name="P1">mute hihat</text:p>
      <text:p text:style-name="P1">unmute hihat</text:p>
      <text:p text:style-name="P1"><draw:frame text:anchor-type="paragraph" draw:z-index="2" draw:style-name="gr1" draw:text-style-name="P3" svg:width="9.605cm" svg:height="2.442cm" svg:x="6.237cm" svg:y="0.101cm"><draw:text-box><text:p text:style-name="P3"><text:span text:style-name="T2">Connect to wifi network: SMIFF</text:span></text:p><text:p text:style-name="P3"><text:span text:style-name="T2">Open Chrome</text:span></text:p><text:p text:style-name="P3"><text:span text:style-name="T2">Connect to 192.168.0.2:3000</text:span></text:p></draw:text-box></draw:frame>show kick</text:p>
      <text:p text:style-name="P1">show all drums</text:p>
      <text:p text:style-name="P1"/>
      <text:p text:style-name="P1">set synth to trevor</text:p>
      <text:p text:style-name="P1">describe trevor</text:p>
      <text:p text:style-name="P1">show trevor</text:p>
      <text:p text:style-name="P1">set note length to 2</text:p>
      <text:p text:style-name="P1">play c5 on step 1</text:p>
      <text:p text:style-name="P1">play c5, d5, e5, f5 on step 17</text:p>
      <text:p text:style-name="P1">do not play d5 on trevor</text:p>
      <text:p text:style-name="P1">show trevor</text:p>
      <text:p text:style-name="P1">mute trevor</text:p>
      <text:p text:style-name="P1">unmute trevor</text:p>
      <text:p text:style-name="P1">set trevor volume to 20</text:p>
      <text:p text:style-name="P1"/>
      <text:p text:style-name="P1">speed up</text:p>
      <text:p text:style-name="P1">slow down</text:p>
      <text:p text:style-name="P1">set speed to 140 bpm</text:p>
      <text:p text:style-name="P1"/>
      <text:p text:style-name="P1"/>
      <text:p text:style-name="P1">Play kick on step 1</text:p>
      <text:p text:style-name="P1">play hihat on steps 1 to 32</text:p>
      <text:p text:style-name="P1">play snare on steps 5 to 32 skipping 7</text:p>
      <text:p text:style-name="P1">do not play hihat on steps 1 to 32 skipping 3</text:p>
      <text:p text:style-name="P1">clear crash</text:p>
      <text:p text:style-name="P2">mute hihat</text:p>
      <text:p text:style-name="P2"><draw:frame text:anchor-type="paragraph" draw:z-index="3" draw:style-name="gr1" draw:text-style-name="P3" svg:width="9.605cm" svg:height="2.442cm" svg:x="5.946cm" svg:y="0.439cm"><draw:text-box><text:p text:style-name="P3"><text:span text:style-name="T2">Connect to wifi network: SMIFF</text:span></text:p><text:p text:style-name="P3"><text:span text:style-name="T2">Open Chrome</text:span></text:p><text:p text:style-name="P3"><text:span text:style-name="T2">Connect to 192.168.0.2:3000</text:span></text:p></draw:text-box></draw:frame>unmute hihat</text:p>
      <text:p text:style-name="P1">show kick</text:p>
      <text:p text:style-name="P1">show all drums</text:p>
      <text:p text:style-name="P1"/>
      <text:p text:style-name="P1">set synth to <text:span text:style-name="T1">brian</text:span></text:p>
      <text:p text:style-name="P2">describe <text:span text:style-name="T1">brian</text:span></text:p>
      <text:p text:style-name="P2">show <text:span text:style-name="T1">brian</text:span></text:p>
      <text:p text:style-name="P1">set note length to 2</text:p>
      <text:p text:style-name="P1">play c5 on step 1</text:p>
      <text:p text:style-name="P1">play c5, d5, e5, f5 on step 17</text:p>
      <text:p text:style-name="P2">do not play d5 on <text:span text:style-name="T1">brian</text:span></text:p>
      <text:p text:style-name="P2">show <text:span text:style-name="T1">brian</text:span></text:p>
      <text:p text:style-name="P2">mute <text:span text:style-name="T1">brian</text:span></text:p>
      <text:p text:style-name="P2">unmute <text:span text:style-name="T1">brian</text:span></text:p>
      <text:p text:style-name="P2">set <text:span text:style-name="T1">brian</text:span> volume to 20</text:p>
      <text:p text:style-name="P1"/>
      <text:p text:style-name="P1">speed up</text:p>
      <text:p text:style-name="P1">slow down</text:p>
      <text:p text:style-name="P1">set speed to 140 b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0:14:48.765931491</meta:creation-date>
    <dc:date>2016-04-10T20:47:45.262687315</dc:date>
    <meta:editing-duration>PT18M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92" meta:word-count="380" meta:character-count="1632" meta:non-whitespace-character-count="1344"/>
  </office:meta>
</office:document-meta>
</file>